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355cm" svg:height="10.678cm" svg:x="29.626cm" svg:y="12.086cm">
            <draw:object draw:notify-on-update-of-ranges="Hoja1.B14:Hoja1.E14 Hoja1.A15:Hoja1.A15 Hoja1.B15:Hoja1.E15 Hoja1.A16:Hoja1.A16 Hoja1.B16:Hoja1.E16 Hoja1.A17:Hoja1.A17 Hoja1.B17:Hoja1.E17 Hoja1.A18:Hoja1.A18 Hoja1.B18:Hoja1.E18 Hoja1.A19:Hoja1.A19 Hoja1.B19:Hoja1.E19 Hoja1.A20:Hoja1.A20 Hoja1.B20:Hoja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07cm" svg:height="10.492cm" svg:x="11.482cm" svg:y="14.104cm">
            <draw:object draw:notify-on-update-of-ranges="Hoja1.B23:Hoja1.F23 Hoja1.A24:Hoja1.A24 Hoja1.B24:Hoja1.F24 Hoja1.A25:Hoja1.A25 Hoja1.B25:Hoja1.F25 Hoja1.A26:Hoja1.A26 Hoja1.B26:Hoja1.F26 Hoja1.A27:Hoja1.A27 Hoja1.B27:Hoja1.F27 Hoja1.A28:Hoja1.A28 Hoja1.B28:Hoja1.F28 Hoja1.A29:Hoja1.A29 Hoja1.B29:Hoja1.F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Frec. Orig.</text:p>
          </table:table-cell>
          <table:table-cell/>
          <table:table-cell office:value-type="string" calcext:value-type="string">
            <text:p>Frec. US75</text:p>
          </table:table-cell>
          <table:table-cell/>
          <table:table-cell office:value-type="string" calcext:value-type="string">
            <text:p>Frec. US50</text:p>
          </table:table-cell>
          <table:table-cell/>
          <table:table-cell office:value-type="string" calcext:value-type="string">
            <text:p>Frec. US25</text:p>
          </table:table-cell>
          <table:table-cell/>
          <table:table-cell office:value-type="string" calcext:value-type="string">
            <text:p>Frec. OS125</text:p>
          </table:table-cell>
          <table:table-cell/>
          <table:table-cell office:value-type="string" calcext:value-type="string">
            <text:p>Frec. OS150</text:p>
          </table:table-cell>
          <table:table-cell/>
          <table:table-cell office:value-type="string" calcext:value-type="string">
            <text:p>Frec OS175</text:p>
          </table:table-cell>
          <table:table-cell/>
          <table:table-cell office:value-type="string" calcext:value-type="string">
            <text:p>Frec. OS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table:formula="of:=[.B2]/SUM([.B$2:.B$7])" office:value-type="percentage" office:value="0.306010928961749" calcext:value-type="percentage">
            <text:p>30,60 %</text:p>
          </table:table-cell>
          <table:table-cell office:value-type="float" office:value="87" calcext:value-type="float">
            <text:p>87</text:p>
          </table:table-cell>
          <table:table-cell table:style-name="ce1" table:formula="of:=[.D2]/SUM([.D$2:.D$7])" office:value-type="percentage" office:value="0.317518248175182" calcext:value-type="percentage">
            <text:p>31,75 %</text:p>
          </table:table-cell>
          <table:table-cell office:value-type="float" office:value="62" calcext:value-type="float">
            <text:p>62</text:p>
          </table:table-cell>
          <table:table-cell table:style-name="ce1" table:formula="of:=[.F2]/SUM([.F$2:.F$7])" office:value-type="percentage" office:value="0.33879781420765" calcext:value-type="percentage">
            <text:p>33,88 %</text:p>
          </table:table-cell>
          <table:table-cell office:value-type="float" office:value="31" calcext:value-type="float">
            <text:p>31</text:p>
          </table:table-cell>
          <table:table-cell table:style-name="ce1" table:formula="of:=[.H2]/SUM([.H$2:.H$7])" office:value-type="percentage" office:value="0.340659340659341" calcext:value-type="percentage">
            <text:p>34,07 %</text:p>
          </table:table-cell>
          <table:table-cell office:value-type="float" office:value="136" calcext:value-type="float">
            <text:p>136</text:p>
          </table:table-cell>
          <table:table-cell table:style-name="ce1" table:formula="of:=[.J2]/SUM([.J$2:.J$7])" office:value-type="percentage" office:value="0.297592997811816" calcext:value-type="percentage">
            <text:p>29,76 %</text:p>
          </table:table-cell>
          <table:table-cell office:value-type="float" office:value="168" calcext:value-type="float">
            <text:p>168</text:p>
          </table:table-cell>
          <table:table-cell table:style-name="ce1" table:formula="of:=[.L2]/SUM([.L$2:.L$7])" office:value-type="percentage" office:value="0.306010928961749" calcext:value-type="percentage">
            <text:p>30,60 %</text:p>
          </table:table-cell>
          <table:table-cell office:value-type="float" office:value="190" calcext:value-type="float">
            <text:p>190</text:p>
          </table:table-cell>
          <table:table-cell table:style-name="ce1" table:formula="of:=[.N2]/SUM([.N$2:.N$7])" office:value-type="percentage" office:value="0.296875" calcext:value-type="percentage">
            <text:p>29,69 %</text:p>
          </table:table-cell>
          <table:table-cell office:value-type="float" office:value="216" calcext:value-type="float">
            <text:p>216</text:p>
          </table:table-cell>
          <table:table-cell table:style-name="ce1" table:formula="of:=[.P2]/SUM([.P$2:.P$7])" office:value-type="percentage" office:value="0.295081967213115" calcext:value-type="percentage">
            <text:p>29,51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" table:formula="of:=[.B3]/SUM([.B$2:.B$7])" office:value-type="percentage" office:value="0.166666666666667" calcext:value-type="percentage">
            <text:p>16,67 %</text:p>
          </table:table-cell>
          <table:table-cell office:value-type="float" office:value="43" calcext:value-type="float">
            <text:p>43</text:p>
          </table:table-cell>
          <table:table-cell table:style-name="ce1" table:formula="of:=[.D3]/SUM([.D$2:.D$7])" office:value-type="percentage" office:value="0.156934306569343" calcext:value-type="percentage">
            <text:p>15,69 %</text:p>
          </table:table-cell>
          <table:table-cell office:value-type="float" office:value="25" calcext:value-type="float">
            <text:p>25</text:p>
          </table:table-cell>
          <table:table-cell table:style-name="ce1" table:formula="of:=[.F3]/SUM([.F$2:.F$7])" office:value-type="percentage" office:value="0.136612021857924" calcext:value-type="percentage">
            <text:p>13,66 %</text:p>
          </table:table-cell>
          <table:table-cell office:value-type="float" office:value="13" calcext:value-type="float">
            <text:p>13</text:p>
          </table:table-cell>
          <table:table-cell table:style-name="ce1" table:formula="of:=[.H3]/SUM([.H$2:.H$7])" office:value-type="percentage" office:value="0.142857142857143" calcext:value-type="percentage">
            <text:p>14,29 %</text:p>
          </table:table-cell>
          <table:table-cell office:value-type="float" office:value="66" calcext:value-type="float">
            <text:p>66</text:p>
          </table:table-cell>
          <table:table-cell table:style-name="ce1" table:formula="of:=[.J3]/SUM([.J$2:.J$7])" office:value-type="percentage" office:value="0.144420131291028" calcext:value-type="percentage">
            <text:p>14,44 %</text:p>
          </table:table-cell>
          <table:table-cell office:value-type="float" office:value="83" calcext:value-type="float">
            <text:p>83</text:p>
          </table:table-cell>
          <table:table-cell table:style-name="ce1" table:formula="of:=[.L3]/SUM([.L$2:.L$7])" office:value-type="percentage" office:value="0.151183970856102" calcext:value-type="percentage">
            <text:p>15,12 %</text:p>
          </table:table-cell>
          <table:table-cell office:value-type="float" office:value="100" calcext:value-type="float">
            <text:p>100</text:p>
          </table:table-cell>
          <table:table-cell table:style-name="ce1" table:formula="of:=[.N3]/SUM([.N$2:.N$7])" office:value-type="percentage" office:value="0.15625" calcext:value-type="percentage">
            <text:p>15,63 %</text:p>
          </table:table-cell>
          <table:table-cell office:value-type="float" office:value="114" calcext:value-type="float">
            <text:p>114</text:p>
          </table:table-cell>
          <table:table-cell table:style-name="ce1" table:formula="of:=[.P3]/SUM([.P$2:.P$7])" office:value-type="percentage" office:value="0.155737704918033" calcext:value-type="percentage">
            <text:p>15,5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table:formula="of:=[.B4]/SUM([.B$2:.B$7])" office:value-type="percentage" office:value="0.19672131147541" calcext:value-type="percentage">
            <text:p>19,67 %</text:p>
          </table:table-cell>
          <table:table-cell office:value-type="float" office:value="54" calcext:value-type="float">
            <text:p>54</text:p>
          </table:table-cell>
          <table:table-cell table:style-name="ce1" table:formula="of:=[.D4]/SUM([.D$2:.D$7])" office:value-type="percentage" office:value="0.197080291970803" calcext:value-type="percentage">
            <text:p>19,71 %</text:p>
          </table:table-cell>
          <table:table-cell office:value-type="float" office:value="37" calcext:value-type="float">
            <text:p>37</text:p>
          </table:table-cell>
          <table:table-cell table:style-name="ce1" table:formula="of:=[.F4]/SUM([.F$2:.F$7])" office:value-type="percentage" office:value="0.202185792349727" calcext:value-type="percentage">
            <text:p>20,22 %</text:p>
          </table:table-cell>
          <table:table-cell office:value-type="float" office:value="16" calcext:value-type="float">
            <text:p>16</text:p>
          </table:table-cell>
          <table:table-cell table:style-name="ce1" table:formula="of:=[.H4]/SUM([.H$2:.H$7])" office:value-type="percentage" office:value="0.175824175824176" calcext:value-type="percentage">
            <text:p>17,58 %</text:p>
          </table:table-cell>
          <table:table-cell office:value-type="float" office:value="89" calcext:value-type="float">
            <text:p>89</text:p>
          </table:table-cell>
          <table:table-cell table:style-name="ce1" table:formula="of:=[.J4]/SUM([.J$2:.J$7])" office:value-type="percentage" office:value="0.194748358862144" calcext:value-type="percentage">
            <text:p>19,47 %</text:p>
          </table:table-cell>
          <table:table-cell office:value-type="float" office:value="107" calcext:value-type="float">
            <text:p>107</text:p>
          </table:table-cell>
          <table:table-cell table:style-name="ce1" table:formula="of:=[.L4]/SUM([.L$2:.L$7])" office:value-type="percentage" office:value="0.194899817850638" calcext:value-type="percentage">
            <text:p>19,49 %</text:p>
          </table:table-cell>
          <table:table-cell office:value-type="float" office:value="127" calcext:value-type="float">
            <text:p>127</text:p>
          </table:table-cell>
          <table:table-cell table:style-name="ce1" table:formula="of:=[.N4]/SUM([.N$2:.N$7])" office:value-type="percentage" office:value="0.1984375" calcext:value-type="percentage">
            <text:p>19,84 %</text:p>
          </table:table-cell>
          <table:table-cell office:value-type="float" office:value="149" calcext:value-type="float">
            <text:p>149</text:p>
          </table:table-cell>
          <table:table-cell table:style-name="ce1" table:formula="of:=[.P4]/SUM([.P$2:.P$7])" office:value-type="percentage" office:value="0.203551912568306" calcext:value-type="percentage">
            <text:p>20,36 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1" table:formula="of:=[.B5]/SUM([.B$2:.B$7])" office:value-type="percentage" office:value="0.133879781420765" calcext:value-type="percentage">
            <text:p>13,39 %</text:p>
          </table:table-cell>
          <table:table-cell office:value-type="float" office:value="37" calcext:value-type="float">
            <text:p>37</text:p>
          </table:table-cell>
          <table:table-cell table:style-name="ce1" table:formula="of:=[.D5]/SUM([.D$2:.D$7])" office:value-type="percentage" office:value="0.135036496350365" calcext:value-type="percentage">
            <text:p>13,50 %</text:p>
          </table:table-cell>
          <table:table-cell office:value-type="float" office:value="24" calcext:value-type="float">
            <text:p>24</text:p>
          </table:table-cell>
          <table:table-cell table:style-name="ce1" table:formula="of:=[.F5]/SUM([.F$2:.F$7])" office:value-type="percentage" office:value="0.131147540983607" calcext:value-type="percentage">
            <text:p>13,11 %</text:p>
          </table:table-cell>
          <table:table-cell office:value-type="float" office:value="12" calcext:value-type="float">
            <text:p>12</text:p>
          </table:table-cell>
          <table:table-cell table:style-name="ce1" table:formula="of:=[.H5]/SUM([.H$2:.H$7])" office:value-type="percentage" office:value="0.131868131868132" calcext:value-type="percentage">
            <text:p>13,19 %</text:p>
          </table:table-cell>
          <table:table-cell office:value-type="float" office:value="58" calcext:value-type="float">
            <text:p>58</text:p>
          </table:table-cell>
          <table:table-cell table:style-name="ce1" table:formula="of:=[.J5]/SUM([.J$2:.J$7])" office:value-type="percentage" office:value="0.12691466083151" calcext:value-type="percentage">
            <text:p>12,69 %</text:p>
          </table:table-cell>
          <table:table-cell office:value-type="float" office:value="68" calcext:value-type="float">
            <text:p>68</text:p>
          </table:table-cell>
          <table:table-cell table:style-name="ce1" table:formula="of:=[.L5]/SUM([.L$2:.L$7])" office:value-type="percentage" office:value="0.123861566484517" calcext:value-type="percentage">
            <text:p>12,39 %</text:p>
          </table:table-cell>
          <table:table-cell office:value-type="float" office:value="80" calcext:value-type="float">
            <text:p>80</text:p>
          </table:table-cell>
          <table:table-cell table:style-name="ce1" table:formula="of:=[.N5]/SUM([.N$2:.N$7])" office:value-type="percentage" office:value="0.125" calcext:value-type="percentage">
            <text:p>12,50 %</text:p>
          </table:table-cell>
          <table:table-cell office:value-type="float" office:value="88" calcext:value-type="float">
            <text:p>88</text:p>
          </table:table-cell>
          <table:table-cell table:style-name="ce1" table:formula="of:=[.P5]/SUM([.P$2:.P$7])" office:value-type="percentage" office:value="0.120218579234973" calcext:value-type="percentage">
            <text:p>12,02 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" table:formula="of:=[.B6]/SUM([.B$2:.B$7])" office:value-type="percentage" office:value="0.14207650273224" calcext:value-type="percentage">
            <text:p>14,21 %</text:p>
          </table:table-cell>
          <table:table-cell office:value-type="float" office:value="39" calcext:value-type="float">
            <text:p>39</text:p>
          </table:table-cell>
          <table:table-cell table:style-name="ce1" table:formula="of:=[.D6]/SUM([.D$2:.D$7])" office:value-type="percentage" office:value="0.142335766423358" calcext:value-type="percentage">
            <text:p>14,23 %</text:p>
          </table:table-cell>
          <table:table-cell office:value-type="float" office:value="27" calcext:value-type="float">
            <text:p>27</text:p>
          </table:table-cell>
          <table:table-cell table:style-name="ce1" table:formula="of:=[.F6]/SUM([.F$2:.F$7])" office:value-type="percentage" office:value="0.147540983606557" calcext:value-type="percentage">
            <text:p>14,75 %</text:p>
          </table:table-cell>
          <table:table-cell office:value-type="float" office:value="16" calcext:value-type="float">
            <text:p>16</text:p>
          </table:table-cell>
          <table:table-cell table:style-name="ce1" table:formula="of:=[.H6]/SUM([.H$2:.H$7])" office:value-type="percentage" office:value="0.175824175824176" calcext:value-type="percentage">
            <text:p>17,58 %</text:p>
          </table:table-cell>
          <table:table-cell office:value-type="float" office:value="79" calcext:value-type="float">
            <text:p>79</text:p>
          </table:table-cell>
          <table:table-cell table:style-name="ce1" table:formula="of:=[.J6]/SUM([.J$2:.J$7])" office:value-type="percentage" office:value="0.172866520787746" calcext:value-type="percentage">
            <text:p>17,29 %</text:p>
          </table:table-cell>
          <table:table-cell office:value-type="float" office:value="91" calcext:value-type="float">
            <text:p>91</text:p>
          </table:table-cell>
          <table:table-cell table:style-name="ce1" table:formula="of:=[.L6]/SUM([.L$2:.L$7])" office:value-type="percentage" office:value="0.165755919854281" calcext:value-type="percentage">
            <text:p>16,58 %</text:p>
          </table:table-cell>
          <table:table-cell office:value-type="float" office:value="104" calcext:value-type="float">
            <text:p>104</text:p>
          </table:table-cell>
          <table:table-cell table:style-name="ce1" table:formula="of:=[.N6]/SUM([.N$2:.N$7])" office:value-type="percentage" office:value="0.1625" calcext:value-type="percentage">
            <text:p>16,25 %</text:p>
          </table:table-cell>
          <table:table-cell office:value-type="float" office:value="118" calcext:value-type="float">
            <text:p>118</text:p>
          </table:table-cell>
          <table:table-cell table:style-name="ce1" table:formula="of:=[.P6]/SUM([.P$2:.P$7])" office:value-type="percentage" office:value="0.16120218579235" calcext:value-type="percentage">
            <text:p>16,12 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table:formula="of:=[.B7]/SUM([.B$2:.B$7])" office:value-type="percentage" office:value="0.0546448087431694" calcext:value-type="percentage">
            <text:p>5,46 %</text:p>
          </table:table-cell>
          <table:table-cell office:value-type="float" office:value="14" calcext:value-type="float">
            <text:p>14</text:p>
          </table:table-cell>
          <table:table-cell table:style-name="ce1" table:formula="of:=[.D7]/SUM([.D$2:.D$7])" office:value-type="percentage" office:value="0.0510948905109489" calcext:value-type="percentage">
            <text:p>5,11 %</text:p>
          </table:table-cell>
          <table:table-cell office:value-type="float" office:value="8" calcext:value-type="float">
            <text:p>8</text:p>
          </table:table-cell>
          <table:table-cell table:style-name="ce1" table:formula="of:=[.F7]/SUM([.F$2:.F$7])" office:value-type="percentage" office:value="0.0437158469945355" calcext:value-type="percentage">
            <text:p>4,37 %</text:p>
          </table:table-cell>
          <table:table-cell office:value-type="float" office:value="3" calcext:value-type="float">
            <text:p>3</text:p>
          </table:table-cell>
          <table:table-cell table:style-name="ce1" table:formula="of:=[.H7]/SUM([.H$2:.H$7])" office:value-type="percentage" office:value="0.032967032967033" calcext:value-type="percentage">
            <text:p>3,30 %</text:p>
          </table:table-cell>
          <table:table-cell office:value-type="float" office:value="29" calcext:value-type="float">
            <text:p>29</text:p>
          </table:table-cell>
          <table:table-cell table:style-name="ce1" table:formula="of:=[.J7]/SUM([.J$2:.J$7])" office:value-type="percentage" office:value="0.0634573304157549" calcext:value-type="percentage">
            <text:p>6,35 %</text:p>
          </table:table-cell>
          <table:table-cell office:value-type="float" office:value="32" calcext:value-type="float">
            <text:p>32</text:p>
          </table:table-cell>
          <table:table-cell table:style-name="ce1" table:formula="of:=[.L7]/SUM([.L$2:.L$7])" office:value-type="percentage" office:value="0.058287795992714" calcext:value-type="percentage">
            <text:p>5,83 %</text:p>
          </table:table-cell>
          <table:table-cell office:value-type="float" office:value="39" calcext:value-type="float">
            <text:p>39</text:p>
          </table:table-cell>
          <table:table-cell table:style-name="ce1" table:formula="of:=[.N7]/SUM([.N$2:.N$7])" office:value-type="percentage" office:value="0.0609375" calcext:value-type="percentage">
            <text:p>6,09 %</text:p>
          </table:table-cell>
          <table:table-cell office:value-type="float" office:value="47" calcext:value-type="float">
            <text:p>47</text:p>
          </table:table-cell>
          <table:table-cell table:style-name="ce1" table:formula="of:=[.P7]/SUM([.P$2:.P$7])" office:value-type="percentage" office:value="0.064207650273224" calcext:value-type="percentage">
            <text:p>6,42 %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366" calcext:value-type="float">
            <text:p>366</text:p>
          </table:table-cell>
          <table:table-cell/>
          <table:table-cell table:formula="of:=SUM([.D2:.D7])" office:value-type="float" office:value="274" calcext:value-type="float">
            <text:p>274</text:p>
          </table:table-cell>
          <table:table-cell/>
          <table:table-cell table:formula="of:=SUM([.F2:.F7])" office:value-type="float" office:value="183" calcext:value-type="float">
            <text:p>183</text:p>
          </table:table-cell>
          <table:table-cell/>
          <table:table-cell table:formula="of:=SUM([.H2:.H7])" office:value-type="float" office:value="91" calcext:value-type="float">
            <text:p>91</text:p>
          </table:table-cell>
          <table:table-cell/>
          <table:table-cell table:formula="of:=SUM([.J2:.J7])" office:value-type="float" office:value="457" calcext:value-type="float">
            <text:p>457</text:p>
          </table:table-cell>
          <table:table-cell/>
          <table:table-cell table:formula="of:=SUM([.L2:.L7])" office:value-type="float" office:value="549" calcext:value-type="float">
            <text:p>549</text:p>
          </table:table-cell>
          <table:table-cell/>
          <table:table-cell table:formula="of:=SUM([.N2:.N7])" office:value-type="float" office:value="640" calcext:value-type="float">
            <text:p>640</text:p>
          </table:table-cell>
          <table:table-cell/>
          <table:table-cell table:formula="of:=SUM([.P2:.P7]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8]/[.$B8]" office:value-type="percentage" office:value="0.748633879781421" calcext:value-type="percentage">
            <text:p>74,86 %</text:p>
          </table:table-cell>
          <table:table-cell/>
          <table:table-cell table:style-name="ce1" table:formula="of:=[.F8]/[.$B8]" office:value-type="percentage" office:value="0.5" calcext:value-type="percentage">
            <text:p>50,00 %</text:p>
          </table:table-cell>
          <table:table-cell/>
          <table:table-cell table:style-name="ce1" table:formula="of:=[.H8]/[.$B8]" office:value-type="percentage" office:value="0.248633879781421" calcext:value-type="percentage">
            <text:p>24,86 %</text:p>
          </table:table-cell>
          <table:table-cell/>
          <table:table-cell table:style-name="ce1" table:formula="of:=[.J8]/[.$B8]" office:value-type="percentage" office:value="1.24863387978142" calcext:value-type="percentage">
            <text:p>124,86 %</text:p>
          </table:table-cell>
          <table:table-cell/>
          <table:table-cell table:style-name="ce1" table:formula="of:=[.L8]/[.$B8]" office:value-type="percentage" office:value="1.5" calcext:value-type="percentage">
            <text:p>150,00 %</text:p>
          </table:table-cell>
          <table:table-cell/>
          <table:table-cell table:style-name="ce1" table:formula="of:=[.N8]/[.$B8]" office:value-type="percentage" office:value="1.74863387978142" calcext:value-type="percentage">
            <text:p>174,86 %</text:p>
          </table:table-cell>
          <table:table-cell/>
          <table:table-cell table:style-name="ce1" table:formula="of:=[.P8]/[.$B8]" office:value-type="percentage" office:value="2" calcext:value-type="percentage">
            <text:p>200,00 %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Clase</text:p>
          </table:table-cell>
          <table:table-cell office:value-type="string" calcext:value-type="string">
            <text:p>Frec. Orig.</text:p>
          </table:table-cell>
          <table:table-cell/>
          <table:table-cell office:value-type="string" calcext:value-type="string">
            <text:p>Frec. OS125</text:p>
          </table:table-cell>
          <table:table-cell/>
          <table:table-cell office:value-type="string" calcext:value-type="string">
            <text:p>Frec. OS150</text:p>
          </table:table-cell>
          <table:table-cell/>
          <table:table-cell office:value-type="string" calcext:value-type="string">
            <text:p>Frec OS175</text:p>
          </table:table-cell>
          <table:table-cell/>
          <table:table-cell office:value-type="string" calcext:value-type="string">
            <text:p>Frec. OS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c. Orig.</text:p>
          </table:table-cell>
          <table:table-cell office:value-type="string" calcext:value-type="string">
            <text:p>Frec. US75</text:p>
          </table:table-cell>
          <table:table-cell office:value-type="string" calcext:value-type="string">
            <text:p>Frec. US50</text:p>
          </table:table-cell>
          <table:table-cell office:value-type="string" calcext:value-type="string">
            <text:p>Frec. US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table:formula="of:=[.J14]/SUM([.J$14:.J$19])" office:value-type="percentage" office:value="0.306010928961749" calcext:value-type="percentage">
            <text:p>30,60 %</text:p>
          </table:table-cell>
          <table:table-cell office:value-type="float" office:value="136" calcext:value-type="float">
            <text:p>136</text:p>
          </table:table-cell>
          <table:table-cell table:style-name="ce1" table:formula="of:=[.L14]/SUM([.L$14:.L$19])" office:value-type="percentage" office:value="0.297592997811816" calcext:value-type="percentage">
            <text:p>29,76 %</text:p>
          </table:table-cell>
          <table:table-cell office:value-type="float" office:value="168" calcext:value-type="float">
            <text:p>168</text:p>
          </table:table-cell>
          <table:table-cell table:style-name="ce1" table:formula="of:=[.N14]/SUM([.N$14:.N$19])" office:value-type="percentage" office:value="0.306010928961749" calcext:value-type="percentage">
            <text:p>30,60 %</text:p>
          </table:table-cell>
          <table:table-cell office:value-type="float" office:value="190" calcext:value-type="float">
            <text:p>190</text:p>
          </table:table-cell>
          <table:table-cell table:style-name="ce1" table:formula="of:=[.P14]/SUM([.P$14:.P$19])" office:value-type="percentage" office:value="0.296875" calcext:value-type="percentage">
            <text:p>29,69 %</text:p>
          </table:table-cell>
          <table:table-cell office:value-type="float" office:value="216" calcext:value-type="float">
            <text:p>216</text:p>
          </table:table-cell>
          <table:table-cell table:style-name="ce1" table:formula="of:=[.R14]/SUM([.R$14:.R$19])" office:value-type="percentage" office:value="0.295081967213115" calcext:value-type="percentage">
            <text:p>29,51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" table:formula="of:=[.J15]/SUM([.J$14:.J$19])" office:value-type="percentage" office:value="0.166666666666667" calcext:value-type="percentage">
            <text:p>16,67 %</text:p>
          </table:table-cell>
          <table:table-cell office:value-type="float" office:value="66" calcext:value-type="float">
            <text:p>66</text:p>
          </table:table-cell>
          <table:table-cell table:style-name="ce1" table:formula="of:=[.L15]/SUM([.L$14:.L$19])" office:value-type="percentage" office:value="0.144420131291028" calcext:value-type="percentage">
            <text:p>14,44 %</text:p>
          </table:table-cell>
          <table:table-cell office:value-type="float" office:value="83" calcext:value-type="float">
            <text:p>83</text:p>
          </table:table-cell>
          <table:table-cell table:style-name="ce1" table:formula="of:=[.N15]/SUM([.N$14:.N$19])" office:value-type="percentage" office:value="0.151183970856102" calcext:value-type="percentage">
            <text:p>15,12 %</text:p>
          </table:table-cell>
          <table:table-cell office:value-type="float" office:value="100" calcext:value-type="float">
            <text:p>100</text:p>
          </table:table-cell>
          <table:table-cell table:style-name="ce1" table:formula="of:=[.P15]/SUM([.P$14:.P$19])" office:value-type="percentage" office:value="0.15625" calcext:value-type="percentage">
            <text:p>15,63 %</text:p>
          </table:table-cell>
          <table:table-cell office:value-type="float" office:value="114" calcext:value-type="float">
            <text:p>114</text:p>
          </table:table-cell>
          <table:table-cell table:style-name="ce1" table:formula="of:=[.R15]/SUM([.R$14:.R$19])" office:value-type="percentage" office:value="0.155737704918033" calcext:value-type="percentage">
            <text:p>15,57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table:formula="of:=[.J16]/SUM([.J$14:.J$19])" office:value-type="percentage" office:value="0.19672131147541" calcext:value-type="percentage">
            <text:p>19,67 %</text:p>
          </table:table-cell>
          <table:table-cell office:value-type="float" office:value="89" calcext:value-type="float">
            <text:p>89</text:p>
          </table:table-cell>
          <table:table-cell table:style-name="ce1" table:formula="of:=[.L16]/SUM([.L$14:.L$19])" office:value-type="percentage" office:value="0.194748358862144" calcext:value-type="percentage">
            <text:p>19,47 %</text:p>
          </table:table-cell>
          <table:table-cell office:value-type="float" office:value="107" calcext:value-type="float">
            <text:p>107</text:p>
          </table:table-cell>
          <table:table-cell table:style-name="ce1" table:formula="of:=[.N16]/SUM([.N$14:.N$19])" office:value-type="percentage" office:value="0.194899817850638" calcext:value-type="percentage">
            <text:p>19,49 %</text:p>
          </table:table-cell>
          <table:table-cell office:value-type="float" office:value="127" calcext:value-type="float">
            <text:p>127</text:p>
          </table:table-cell>
          <table:table-cell table:style-name="ce1" table:formula="of:=[.P16]/SUM([.P$14:.P$19])" office:value-type="percentage" office:value="0.1984375" calcext:value-type="percentage">
            <text:p>19,84 %</text:p>
          </table:table-cell>
          <table:table-cell office:value-type="float" office:value="149" calcext:value-type="float">
            <text:p>149</text:p>
          </table:table-cell>
          <table:table-cell table:style-name="ce1" table:formula="of:=[.R16]/SUM([.R$14:.R$19])" office:value-type="percentage" office:value="0.203551912568306" calcext:value-type="percentage">
            <text:p>20,36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1" table:formula="of:=[.J17]/SUM([.J$14:.J$19])" office:value-type="percentage" office:value="0.133879781420765" calcext:value-type="percentage">
            <text:p>13,39 %</text:p>
          </table:table-cell>
          <table:table-cell office:value-type="float" office:value="58" calcext:value-type="float">
            <text:p>58</text:p>
          </table:table-cell>
          <table:table-cell table:style-name="ce1" table:formula="of:=[.L17]/SUM([.L$14:.L$19])" office:value-type="percentage" office:value="0.12691466083151" calcext:value-type="percentage">
            <text:p>12,69 %</text:p>
          </table:table-cell>
          <table:table-cell office:value-type="float" office:value="68" calcext:value-type="float">
            <text:p>68</text:p>
          </table:table-cell>
          <table:table-cell table:style-name="ce1" table:formula="of:=[.N17]/SUM([.N$14:.N$19])" office:value-type="percentage" office:value="0.123861566484517" calcext:value-type="percentage">
            <text:p>12,39 %</text:p>
          </table:table-cell>
          <table:table-cell office:value-type="float" office:value="80" calcext:value-type="float">
            <text:p>80</text:p>
          </table:table-cell>
          <table:table-cell table:style-name="ce1" table:formula="of:=[.P17]/SUM([.P$14:.P$19])" office:value-type="percentage" office:value="0.125" calcext:value-type="percentage">
            <text:p>12,50 %</text:p>
          </table:table-cell>
          <table:table-cell office:value-type="float" office:value="88" calcext:value-type="float">
            <text:p>88</text:p>
          </table:table-cell>
          <table:table-cell table:style-name="ce1" table:formula="of:=[.R17]/SUM([.R$14:.R$19])" office:value-type="percentage" office:value="0.120218579234973" calcext:value-type="percentage">
            <text:p>12,02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" table:formula="of:=[.J18]/SUM([.J$14:.J$19])" office:value-type="percentage" office:value="0.14207650273224" calcext:value-type="percentage">
            <text:p>14,21 %</text:p>
          </table:table-cell>
          <table:table-cell office:value-type="float" office:value="79" calcext:value-type="float">
            <text:p>79</text:p>
          </table:table-cell>
          <table:table-cell table:style-name="ce1" table:formula="of:=[.L18]/SUM([.L$14:.L$19])" office:value-type="percentage" office:value="0.172866520787746" calcext:value-type="percentage">
            <text:p>17,29 %</text:p>
          </table:table-cell>
          <table:table-cell office:value-type="float" office:value="91" calcext:value-type="float">
            <text:p>91</text:p>
          </table:table-cell>
          <table:table-cell table:style-name="ce1" table:formula="of:=[.N18]/SUM([.N$14:.N$19])" office:value-type="percentage" office:value="0.165755919854281" calcext:value-type="percentage">
            <text:p>16,58 %</text:p>
          </table:table-cell>
          <table:table-cell office:value-type="float" office:value="104" calcext:value-type="float">
            <text:p>104</text:p>
          </table:table-cell>
          <table:table-cell table:style-name="ce1" table:formula="of:=[.P18]/SUM([.P$14:.P$19])" office:value-type="percentage" office:value="0.1625" calcext:value-type="percentage">
            <text:p>16,25 %</text:p>
          </table:table-cell>
          <table:table-cell office:value-type="float" office:value="118" calcext:value-type="float">
            <text:p>118</text:p>
          </table:table-cell>
          <table:table-cell table:style-name="ce1" table:formula="of:=[.R18]/SUM([.R$14:.R$19])" office:value-type="percentage" office:value="0.16120218579235" calcext:value-type="percentage">
            <text:p>16,12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table:formula="of:=[.J19]/SUM([.J$14:.J$19])" office:value-type="percentage" office:value="0.0546448087431694" calcext:value-type="percentage">
            <text:p>5,46 %</text:p>
          </table:table-cell>
          <table:table-cell office:value-type="float" office:value="29" calcext:value-type="float">
            <text:p>29</text:p>
          </table:table-cell>
          <table:table-cell table:style-name="ce1" table:formula="of:=[.L19]/SUM([.L$14:.L$19])" office:value-type="percentage" office:value="0.0634573304157549" calcext:value-type="percentage">
            <text:p>6,35 %</text:p>
          </table:table-cell>
          <table:table-cell office:value-type="float" office:value="32" calcext:value-type="float">
            <text:p>32</text:p>
          </table:table-cell>
          <table:table-cell table:style-name="ce1" table:formula="of:=[.N19]/SUM([.N$14:.N$19])" office:value-type="percentage" office:value="0.058287795992714" calcext:value-type="percentage">
            <text:p>5,83 %</text:p>
          </table:table-cell>
          <table:table-cell office:value-type="float" office:value="39" calcext:value-type="float">
            <text:p>39</text:p>
          </table:table-cell>
          <table:table-cell table:style-name="ce1" table:formula="of:=[.P19]/SUM([.P$14:.P$19])" office:value-type="percentage" office:value="0.0609375" calcext:value-type="percentage">
            <text:p>6,09 %</text:p>
          </table:table-cell>
          <table:table-cell office:value-type="float" office:value="47" calcext:value-type="float">
            <text:p>47</text:p>
          </table:table-cell>
          <table:table-cell table:style-name="ce1" table:formula="of:=[.R19]/SUM([.R$14:.R$19])" office:value-type="percentage" office:value="0.064207650273224" calcext:value-type="percentage">
            <text:p>6,42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J14:.J19])" office:value-type="float" office:value="366" calcext:value-type="float">
            <text:p>366</text:p>
          </table:table-cell>
          <table:table-cell table:style-name="ce1" table:formula="of:=[.J20]/[.$J20]" office:value-type="percentage" office:value="1" calcext:value-type="percentage">
            <text:p>100,00 %</text:p>
          </table:table-cell>
          <table:table-cell table:formula="of:=SUM([.L14:.L19])" office:value-type="float" office:value="457" calcext:value-type="float">
            <text:p>457</text:p>
          </table:table-cell>
          <table:table-cell table:style-name="ce1" table:formula="of:=[.L20]/[.$J20]" office:value-type="percentage" office:value="1.24863387978142" calcext:value-type="percentage">
            <text:p>124,86 %</text:p>
          </table:table-cell>
          <table:table-cell table:formula="of:=SUM([.N14:.N19])" office:value-type="float" office:value="549" calcext:value-type="float">
            <text:p>549</text:p>
          </table:table-cell>
          <table:table-cell table:style-name="ce1" table:formula="of:=[.N20]/[.$J20]" office:value-type="percentage" office:value="1.5" calcext:value-type="percentage">
            <text:p>150,00 %</text:p>
          </table:table-cell>
          <table:table-cell table:formula="of:=SUM([.P14:.P19])" office:value-type="float" office:value="640" calcext:value-type="float">
            <text:p>640</text:p>
          </table:table-cell>
          <table:table-cell table:style-name="ce1" table:formula="of:=[.P20]/[.$J20]" office:value-type="percentage" office:value="1.74863387978142" calcext:value-type="percentage">
            <text:p>174,86 %</text:p>
          </table:table-cell>
          <table:table-cell table:formula="of:=SUM([.R14:.R19])" office:value-type="float" office:value="732" calcext:value-type="float">
            <text:p>732</text:p>
          </table:table-cell>
          <table:table-cell table:style-name="ce1" table:formula="of:=[.R20]/[.$J20]" office:value-type="percentage" office:value="2" calcext:value-type="percentage">
            <text:p>200,00 %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Frec. Orig.</text:p>
          </table:table-cell>
          <table:table-cell office:value-type="string" calcext:value-type="string">
            <text:p>Frec. OS125</text:p>
          </table:table-cell>
          <table:table-cell office:value-type="string" calcext:value-type="string">
            <text:p>Frec. OS150</text:p>
          </table:table-cell>
          <table:table-cell office:value-type="string" calcext:value-type="string">
            <text:p>Frec OS175</text:p>
          </table:table-cell>
          <table:table-cell office:value-type="string" calcext:value-type="string">
            <text:p>Frec. OS2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</table:table>
      <table:table table:name="Hoja2" table:style-name="ta1">
        <table:shapes>
          <draw:frame draw:z-index="0" draw:style-name="gr1" draw:text-style-name="P1" svg:width="15.999cm" svg:height="8.999cm" svg:x="29.628cm" svg:y="0.073cm">
            <draw:object draw:notify-on-update-of-ranges="Hoja2.M1:Hoja2.M1 Hoja2.N1:Hoja2.R1 Hoja2.M2:Hoja2.M2 Hoja2.N2:Hoja2.R2 Hoja2.M3:Hoja2.M3 Hoja2.N3:Hoja2.R3 Hoja2.M4:Hoja2.M4 Hoja2.N4:Hoja2.R4 Hoja2.M5:Hoja2.M5 Hoja2.N5:Hoja2.R5 Hoja2.M6:Hoja2.M6 Hoja2.N6:Hoja2.R6 Hoja2.M7:Hoja2.M7 Hoja2.N7:Hoja2.R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9.693cm" svg:y="9.457cm">
            <draw:object draw:notify-on-update-of-ranges="Hoja2.M23:Hoja2.M23 Hoja2.N23:Hoja2.R23 Hoja2.M24:Hoja2.M24 Hoja2.N24:Hoja2.R24 Hoja2.M25:Hoja2.M25 Hoja2.N25:Hoja2.R25 Hoja2.M26:Hoja2.M26 Hoja2.N26:Hoja2.R26 Hoja2.M27:Hoja2.M27 Hoja2.N27:Hoja2.R27 Hoja2.M28:Hoja2.M28 Hoja2.N28:Hoja2.R28 Hoja2.M29:Hoja2.M29 Hoja2.N29:Hoja2.R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3" office:value-type="string" calcext:value-type="string">
            <text:p>Clase</text:p>
          </table:table-cell>
          <table:table-cell table:style-name="ce3" office:value-type="string" calcext:value-type="string" table:number-columns-spanned="2" table:number-rows-spanned="1">
            <text:p>Frec. US33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US66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rig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15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200</text:p>
          </table:table-cell>
          <table:covered-table-cell table:style-name="ce3"/>
          <table:table-cell/>
          <table:table-cell table:style-name="ce3" office:value-type="string" calcext:value-type="string">
            <text:p>Clase</text:p>
          </table:table-cell>
          <table:table-cell table:style-name="ce3" office:value-type="string" calcext:value-type="string">
            <text:p>Frec. US33</text:p>
          </table:table-cell>
          <table:table-cell table:style-name="ce3" office:value-type="string" calcext:value-type="string">
            <text:p>Frec. US66</text:p>
          </table:table-cell>
          <table:table-cell table:style-name="ce3" office:value-type="string" calcext:value-type="string">
            <text:p>Frec. Orig.</text:p>
          </table:table-cell>
          <table:table-cell table:style-name="ce3" office:value-type="string" calcext:value-type="string">
            <text:p>Frec. OS150</text:p>
          </table:table-cell>
          <table:table-cell table:style-name="ce3" office:value-type="string" calcext:value-type="string">
            <text:p>Frec. OS2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[.B2]/SUM([.B$2:.B$7])" office:value-type="percentage" office:value="0.133333333333333" calcext:value-type="percentage">
            <text:p>13,33 %</text:p>
          </table:table-cell>
          <table:table-cell table:style-name="ce4" office:value-type="float" office:value="43" calcext:value-type="float">
            <text:p>43</text:p>
          </table:table-cell>
          <table:table-cell table:style-name="ce5" table:formula="of:=[.D2]/SUM([.D$2:.D$7])" office:value-type="percentage" office:value="0.178423236514523" calcext:value-type="percentage">
            <text:p>17,84 %</text:p>
          </table:table-cell>
          <table:table-cell table:style-name="ce4" office:value-type="float" office:value="112" calcext:value-type="float">
            <text:p>112</text:p>
          </table:table-cell>
          <table:table-cell table:style-name="ce5" table:formula="of:=[.F2]/SUM([.F$2:.F$7])" office:value-type="percentage" office:value="0.306010928961749" calcext:value-type="percentage">
            <text:p>30,60 %</text:p>
          </table:table-cell>
          <table:table-cell table:style-name="ce4" office:value-type="float" office:value="93" calcext:value-type="float">
            <text:p>93</text:p>
          </table:table-cell>
          <table:table-cell table:style-name="ce5" table:formula="of:=[.H2]/SUM([.H$2:.H$7])" office:value-type="percentage" office:value="0.169398907103825" calcext:value-type="percentage">
            <text:p>16,94 %</text:p>
          </table:table-cell>
          <table:table-cell table:style-name="ce4" office:value-type="float" office:value="122" calcext:value-type="float">
            <text:p>122</text:p>
          </table:table-cell>
          <table:table-cell table:style-name="ce5" table:formula="of:=[.J2]/SUM([.J$2:.J$7])" office:value-type="percentage" office:value="0.166666666666667" calcext:value-type="percentage">
            <text:p>16,67 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5" table:formula="of:=[.B3]/SUM([.B$2:.B$7])" office:value-type="percentage" office:value="0.133333333333333" calcext:value-type="percentage">
            <text:p>13,33 %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[.D3]/SUM([.D$2:.D$7])" office:value-type="percentage" office:value="0.12448132780083" calcext:value-type="percentage">
            <text:p>12,45 %</text:p>
          </table:table-cell>
          <table:table-cell table:style-name="ce4" office:value-type="float" office:value="61" calcext:value-type="float">
            <text:p>61</text:p>
          </table:table-cell>
          <table:table-cell table:style-name="ce5" table:formula="of:=[.F3]/SUM([.F$2:.F$7])" office:value-type="percentage" office:value="0.166666666666667" calcext:value-type="percentage">
            <text:p>16,67 %</text:p>
          </table:table-cell>
          <table:table-cell table:style-name="ce4" office:value-type="float" office:value="88" calcext:value-type="float">
            <text:p>88</text:p>
          </table:table-cell>
          <table:table-cell table:style-name="ce5" table:formula="of:=[.H3]/SUM([.H$2:.H$7])" office:value-type="percentage" office:value="0.160291438979964" calcext:value-type="percentage">
            <text:p>16,03 %</text:p>
          </table:table-cell>
          <table:table-cell table:style-name="ce4" office:value-type="float" office:value="120" calcext:value-type="float">
            <text:p>120</text:p>
          </table:table-cell>
          <table:table-cell table:style-name="ce5" table:formula="of:=[.J3]/SUM([.J$2:.J$7])" office:value-type="percentage" office:value="0.163934426229508" calcext:value-type="percentage">
            <text:p>16,39 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20" calcext:value-type="float">
            <text:p>12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formula="of:=[.B4]/SUM([.B$2:.B$7])" office:value-type="percentage" office:value="0.216666666666667" calcext:value-type="percentage">
            <text:p>21,67 %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[.D4]/SUM([.D$2:.D$7])" office:value-type="percentage" office:value="0.16597510373444" calcext:value-type="percentage">
            <text:p>16,60 %</text:p>
          </table:table-cell>
          <table:table-cell table:style-name="ce4" office:value-type="float" office:value="72" calcext:value-type="float">
            <text:p>72</text:p>
          </table:table-cell>
          <table:table-cell table:style-name="ce5" table:formula="of:=[.F4]/SUM([.F$2:.F$7])" office:value-type="percentage" office:value="0.19672131147541" calcext:value-type="percentage">
            <text:p>19,67 %</text:p>
          </table:table-cell>
          <table:table-cell table:style-name="ce4" office:value-type="float" office:value="93" calcext:value-type="float">
            <text:p>93</text:p>
          </table:table-cell>
          <table:table-cell table:style-name="ce5" table:formula="of:=[.H4]/SUM([.H$2:.H$7])" office:value-type="percentage" office:value="0.169398907103825" calcext:value-type="percentage">
            <text:p>16,94 %</text:p>
          </table:table-cell>
          <table:table-cell table:style-name="ce4" office:value-type="float" office:value="114" calcext:value-type="float">
            <text:p>114</text:p>
          </table:table-cell>
          <table:table-cell table:style-name="ce5" table:formula="of:=[.J4]/SUM([.J$2:.J$7])" office:value-type="percentage" office:value="0.155737704918033" calcext:value-type="percentage">
            <text:p>15,57 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4" calcext:value-type="float">
            <text:p>114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[.B5]/SUM([.B$2:.B$7])" office:value-type="percentage" office:value="0.141666666666667" calcext:value-type="percentage">
            <text:p>14,17 %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formula="of:=[.D5]/SUM([.D$2:.D$7])" office:value-type="percentage" office:value="0.149377593360996" calcext:value-type="percentage">
            <text:p>14,94 %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[.F5]/SUM([.F$2:.F$7])" office:value-type="percentage" office:value="0.133879781420765" calcext:value-type="percentage">
            <text:p>13,39 %</text:p>
          </table:table-cell>
          <table:table-cell table:style-name="ce4" office:value-type="float" office:value="93" calcext:value-type="float">
            <text:p>93</text:p>
          </table:table-cell>
          <table:table-cell table:style-name="ce5" table:formula="of:=[.H5]/SUM([.H$2:.H$7])" office:value-type="percentage" office:value="0.169398907103825" calcext:value-type="percentage">
            <text:p>16,94 %</text:p>
          </table:table-cell>
          <table:table-cell table:style-name="ce4" office:value-type="float" office:value="132" calcext:value-type="float">
            <text:p>132</text:p>
          </table:table-cell>
          <table:table-cell table:style-name="ce5" table:formula="of:=[.J5]/SUM([.J$2:.J$7])" office:value-type="percentage" office:value="0.180327868852459" calcext:value-type="percentage">
            <text:p>18,03 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32" calcext:value-type="float">
            <text:p>132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[.B6]/SUM([.B$2:.B$7])" office:value-type="percentage" office:value="0.2" calcext:value-type="percentage">
            <text:p>20,00 %</text:p>
          </table:table-cell>
          <table:table-cell table:style-name="ce4" office:value-type="float" office:value="48" calcext:value-type="float">
            <text:p>48</text:p>
          </table:table-cell>
          <table:table-cell table:style-name="ce5" table:formula="of:=[.D6]/SUM([.D$2:.D$7])" office:value-type="percentage" office:value="0.199170124481328" calcext:value-type="percentage">
            <text:p>19,92 %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[.F6]/SUM([.F$2:.F$7])" office:value-type="percentage" office:value="0.14207650273224" calcext:value-type="percentage">
            <text:p>14,21 %</text:p>
          </table:table-cell>
          <table:table-cell table:style-name="ce4" office:value-type="float" office:value="97" calcext:value-type="float">
            <text:p>97</text:p>
          </table:table-cell>
          <table:table-cell table:style-name="ce5" table:formula="of:=[.H6]/SUM([.H$2:.H$7])" office:value-type="percentage" office:value="0.176684881602914" calcext:value-type="percentage">
            <text:p>17,67 %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[.J6]/SUM([.J$2:.J$7])" office:value-type="percentage" office:value="0.168032786885246" calcext:value-type="percentage">
            <text:p>16,80 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[.B7]/SUM([.B$2:.B$7])" office:value-type="percentage" office:value="0.175" calcext:value-type="percentage">
            <text:p>17,50 %</text:p>
          </table:table-cell>
          <table:table-cell table:style-name="ce4" office:value-type="float" office:value="44" calcext:value-type="float">
            <text:p>44</text:p>
          </table:table-cell>
          <table:table-cell table:style-name="ce5" table:formula="of:=[.D7]/SUM([.D$2:.D$7])" office:value-type="percentage" office:value="0.182572614107884" calcext:value-type="percentage">
            <text:p>18,26 %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[.F7]/SUM([.F$2:.F$7])" office:value-type="percentage" office:value="0.0546448087431694" calcext:value-type="percentage">
            <text:p>5,46 %</text:p>
          </table:table-cell>
          <table:table-cell table:style-name="ce4" office:value-type="float" office:value="85" calcext:value-type="float">
            <text:p>85</text:p>
          </table:table-cell>
          <table:table-cell table:style-name="ce5" table:formula="of:=[.H7]/SUM([.H$2:.H$7])" office:value-type="percentage" office:value="0.154826958105647" calcext:value-type="percentage">
            <text:p>15,48 %</text:p>
          </table:table-cell>
          <table:table-cell table:style-name="ce4" office:value-type="float" office:value="121" calcext:value-type="float">
            <text:p>121</text:p>
          </table:table-cell>
          <table:table-cell table:style-name="ce5" table:formula="of:=[.J7]/SUM([.J$2:.J$7])" office:value-type="percentage" office:value="0.165300546448087" calcext:value-type="percentage">
            <text:p>16,53 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21" calcext:value-type="float">
            <text:p>12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7])" office:value-type="float" office:value="120" calcext:value-type="float">
            <text:p>120</text:p>
          </table:table-cell>
          <table:table-cell table:style-name="ce5" table:formula="of:=[.B8]/[.$F8]" office:value-type="percentage" office:value="0.327868852459016" calcext:value-type="percentage">
            <text:p>32,79 %</text:p>
          </table:table-cell>
          <table:table-cell table:style-name="ce4" table:formula="of:=SUM([.D2:.D7])" office:value-type="float" office:value="241" calcext:value-type="float">
            <text:p>241</text:p>
          </table:table-cell>
          <table:table-cell table:style-name="ce5" table:formula="of:=[.D8]/[.$F8]" office:value-type="percentage" office:value="0.658469945355191" calcext:value-type="percentage">
            <text:p>65,85 %</text:p>
          </table:table-cell>
          <table:table-cell table:style-name="ce4" table:formula="of:=SUM([.F2:.F7])" office:value-type="float" office:value="366" calcext:value-type="float">
            <text:p>366</text:p>
          </table:table-cell>
          <table:table-cell table:style-name="ce5" table:formula="of:=[.F8]/[.$F8]" office:value-type="percentage" office:value="1" calcext:value-type="percentage">
            <text:p>100,00 %</text:p>
          </table:table-cell>
          <table:table-cell table:style-name="ce4" table:formula="of:=SUM([.H2:.H7])" office:value-type="float" office:value="549" calcext:value-type="float">
            <text:p>549</text:p>
          </table:table-cell>
          <table:table-cell table:style-name="ce5" table:formula="of:=[.H8]/[.$F8]" office:value-type="percentage" office:value="1.5" calcext:value-type="percentage">
            <text:p>150,00 %</text:p>
          </table:table-cell>
          <table:table-cell table:style-name="ce4" table:formula="of:=SUM([.J2:.J7])" office:value-type="float" office:value="732" calcext:value-type="float">
            <text:p>732</text:p>
          </table:table-cell>
          <table:table-cell table:style-name="ce5" table:formula="of:=[.J8]/[.$F8]" office:value-type="percentage" office:value="2" calcext:value-type="percentage">
            <text:p>200,00 %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N2:.N7])" office:value-type="float" office:value="120" calcext:value-type="float">
            <text:p>120</text:p>
          </table:table-cell>
          <table:table-cell table:formula="of:=SUM([.O2:.O7])" office:value-type="float" office:value="241" calcext:value-type="float">
            <text:p>241</text:p>
          </table:table-cell>
          <table:table-cell table:style-name="ce4" table:formula="of:=SUM([.P2:.P7])" office:value-type="float" office:value="366" calcext:value-type="float">
            <text:p>366</text:p>
          </table:table-cell>
          <table:table-cell table:style-name="ce4" table:formula="of:=SUM([.Q2:.Q7])" office:value-type="float" office:value="549" calcext:value-type="float">
            <text:p>549</text:p>
          </table:table-cell>
          <table:table-cell table:style-name="ce4" table:formula="of:=SUM([.R2:.R7])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BiasToUniformClass=1</text:p>
          </table:table-cell>
          <table:table-cell table:number-columns-repeated="3"/>
          <table:table-cell office:value-type="string" calcext:value-type="string">
            <text:p>Se espera que se igualen los %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13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Clase</text:p>
          </table:table-cell>
          <table:table-cell table:style-name="ce3" office:value-type="string" calcext:value-type="string" table:number-columns-spanned="2" table:number-rows-spanned="1">
            <text:p>Frec. US33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US66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rig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150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Frec. OS200</text:p>
          </table:table-cell>
          <table:covered-table-cell table:style-name="ce3"/>
          <table:table-cell/>
          <table:table-cell table:style-name="ce3" office:value-type="string" calcext:value-type="string">
            <text:p>Clase</text:p>
          </table:table-cell>
          <table:table-cell table:style-name="ce3" office:value-type="string" calcext:value-type="string">
            <text:p>Frec. US33</text:p>
          </table:table-cell>
          <table:table-cell table:style-name="Default" office:value-type="string" calcext:value-type="string">
            <text:p>Frec. US66</text:p>
          </table:table-cell>
          <table:table-cell table:style-name="ce3" office:value-type="string" calcext:value-type="string">
            <text:p>Frec. Orig.</text:p>
          </table:table-cell>
          <table:table-cell office:value-type="string" calcext:value-type="string">
            <text:p>Frec. OS150</text:p>
          </table:table-cell>
          <table:table-cell table:style-name="ce3" office:value-type="string" calcext:value-type="string">
            <text:p>Frec. OS2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[.B24]/SUM([.B$24:.B$29])" office:value-type="percentage" office:value="0.25" calcext:value-type="percentage">
            <text:p>25,00 %</text:p>
          </table:table-cell>
          <table:table-cell table:style-name="ce4" office:value-type="float" office:value="59" calcext:value-type="float">
            <text:p>59</text:p>
          </table:table-cell>
          <table:table-cell table:style-name="ce5" table:formula="of:=[.D24]/SUM([.D$24:.D$29])" office:value-type="percentage" office:value="0.244813278008299" calcext:value-type="percentage">
            <text:p>24,48 %</text:p>
          </table:table-cell>
          <table:table-cell table:style-name="ce4" office:value-type="float" office:value="112" calcext:value-type="float">
            <text:p>112</text:p>
          </table:table-cell>
          <table:table-cell table:style-name="ce5" table:formula="of:=[.F24]/SUM([.F$24:.F$29])" office:value-type="percentage" office:value="0.306010928961749" calcext:value-type="percentage">
            <text:p>30,60 %</text:p>
          </table:table-cell>
          <table:table-cell table:style-name="ce4" office:value-type="float" office:value="142" calcext:value-type="float">
            <text:p>142</text:p>
          </table:table-cell>
          <table:table-cell table:style-name="ce5" table:formula="of:=[.H24]/SUM([.H$24:.H$29])" office:value-type="percentage" office:value="0.258652094717668" calcext:value-type="percentage">
            <text:p>25,87 %</text:p>
          </table:table-cell>
          <table:table-cell table:style-name="ce4" office:value-type="float" office:value="196" calcext:value-type="float">
            <text:p>196</text:p>
          </table:table-cell>
          <table:table-cell table:style-name="ce5" table:formula="of:=[.J24]/SUM([.J$24:.J$29])" office:value-type="percentage" office:value="0.26775956284153" calcext:value-type="percentage">
            <text:p>26,78 %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6" calcext:value-type="float">
            <text:p>196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[.B25]/SUM([.B$24:.B$29])" office:value-type="percentage" office:value="0.166666666666667" calcext:value-type="percentage">
            <text:p>16,67 %</text:p>
          </table:table-cell>
          <table:table-cell table:style-name="ce4" office:value-type="float" office:value="34" calcext:value-type="float">
            <text:p>34</text:p>
          </table:table-cell>
          <table:table-cell table:style-name="ce5" table:formula="of:=[.D25]/SUM([.D$24:.D$29])" office:value-type="percentage" office:value="0.141078838174274" calcext:value-type="percentage">
            <text:p>14,11 %</text:p>
          </table:table-cell>
          <table:table-cell table:style-name="ce4" office:value-type="float" office:value="61" calcext:value-type="float">
            <text:p>61</text:p>
          </table:table-cell>
          <table:table-cell table:style-name="ce5" table:formula="of:=[.F25]/SUM([.F$24:.F$29])" office:value-type="percentage" office:value="0.166666666666667" calcext:value-type="percentage">
            <text:p>16,67 %</text:p>
          </table:table-cell>
          <table:table-cell table:style-name="ce4" office:value-type="float" office:value="92" calcext:value-type="float">
            <text:p>92</text:p>
          </table:table-cell>
          <table:table-cell table:style-name="ce5" table:formula="of:=[.H25]/SUM([.H$24:.H$29])" office:value-type="percentage" office:value="0.167577413479053" calcext:value-type="percentage">
            <text:p>16,76 %</text:p>
          </table:table-cell>
          <table:table-cell table:style-name="ce4" office:value-type="float" office:value="122" calcext:value-type="float">
            <text:p>122</text:p>
          </table:table-cell>
          <table:table-cell table:style-name="ce5" table:formula="of:=[.J25]/SUM([.J$24:.J$29])" office:value-type="percentage" office:value="0.166666666666667" calcext:value-type="percentage">
            <text:p>16,67 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5" table:formula="of:=[.B26]/SUM([.B$24:.B$29])" office:value-type="percentage" office:value="0.241666666666667" calcext:value-type="percentage">
            <text:p>24,17 %</text:p>
          </table:table-cell>
          <table:table-cell table:style-name="ce4" office:value-type="float" office:value="63" calcext:value-type="float">
            <text:p>63</text:p>
          </table:table-cell>
          <table:table-cell table:style-name="ce5" table:formula="of:=[.D26]/SUM([.D$24:.D$29])" office:value-type="percentage" office:value="0.261410788381743" calcext:value-type="percentage">
            <text:p>26,14 %</text:p>
          </table:table-cell>
          <table:table-cell table:style-name="ce4" office:value-type="float" office:value="72" calcext:value-type="float">
            <text:p>72</text:p>
          </table:table-cell>
          <table:table-cell table:style-name="ce5" table:formula="of:=[.F26]/SUM([.F$24:.F$29])" office:value-type="percentage" office:value="0.19672131147541" calcext:value-type="percentage">
            <text:p>19,67 %</text:p>
          </table:table-cell>
          <table:table-cell table:style-name="ce4" office:value-type="float" office:value="120" calcext:value-type="float">
            <text:p>120</text:p>
          </table:table-cell>
          <table:table-cell table:style-name="ce5" table:formula="of:=[.H26]/SUM([.H$24:.H$29])" office:value-type="percentage" office:value="0.218579234972678" calcext:value-type="percentage">
            <text:p>21,86 %</text:p>
          </table:table-cell>
          <table:table-cell table:style-name="ce4" office:value-type="float" office:value="153" calcext:value-type="float">
            <text:p>153</text:p>
          </table:table-cell>
          <table:table-cell table:style-name="ce5" table:formula="of:=[.J26]/SUM([.J$24:.J$29])" office:value-type="percentage" office:value="0.209016393442623" calcext:value-type="percentage">
            <text:p>20,90 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3" calcext:value-type="float">
            <text:p>15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formula="of:=[.B27]/SUM([.B$24:.B$29])" office:value-type="percentage" office:value="0.125" calcext:value-type="percentage">
            <text:p>12,50 %</text:p>
          </table:table-cell>
          <table:table-cell table:style-name="ce4" office:value-type="float" office:value="31" calcext:value-type="float">
            <text:p>31</text:p>
          </table:table-cell>
          <table:table-cell table:style-name="ce5" table:formula="of:=[.D27]/SUM([.D$24:.D$29])" office:value-type="percentage" office:value="0.128630705394191" calcext:value-type="percentage">
            <text:p>12,86 %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[.F27]/SUM([.F$24:.F$29])" office:value-type="percentage" office:value="0.133879781420765" calcext:value-type="percentage">
            <text:p>13,39 %</text:p>
          </table:table-cell>
          <table:table-cell table:style-name="ce4" office:value-type="float" office:value="78" calcext:value-type="float">
            <text:p>78</text:p>
          </table:table-cell>
          <table:table-cell table:style-name="ce5" table:formula="of:=[.H27]/SUM([.H$24:.H$29])" office:value-type="percentage" office:value="0.14207650273224" calcext:value-type="percentage">
            <text:p>14,21 %</text:p>
          </table:table-cell>
          <table:table-cell table:style-name="ce4" office:value-type="float" office:value="97" calcext:value-type="float">
            <text:p>97</text:p>
          </table:table-cell>
          <table:table-cell table:style-name="ce5" table:formula="of:=[.J27]/SUM([.J$24:.J$29])" office:value-type="percentage" office:value="0.132513661202186" calcext:value-type="percentage">
            <text:p>13,25 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7" calcext:value-type="float">
            <text:p>97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formula="of:=[.B28]/SUM([.B$24:.B$29])" office:value-type="percentage" office:value="0.191666666666667" calcext:value-type="percentage">
            <text:p>19,17 %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[.D28]/SUM([.D$24:.D$29])" office:value-type="percentage" office:value="0.16597510373444" calcext:value-type="percentage">
            <text:p>16,60 %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[.F28]/SUM([.F$24:.F$29])" office:value-type="percentage" office:value="0.14207650273224" calcext:value-type="percentage">
            <text:p>14,21 %</text:p>
          </table:table-cell>
          <table:table-cell table:style-name="ce4" office:value-type="float" office:value="87" calcext:value-type="float">
            <text:p>87</text:p>
          </table:table-cell>
          <table:table-cell table:style-name="ce5" table:formula="of:=[.H28]/SUM([.H$24:.H$29])" office:value-type="percentage" office:value="0.158469945355191" calcext:value-type="percentage">
            <text:p>15,85 %</text:p>
          </table:table-cell>
          <table:table-cell table:style-name="ce4" office:value-type="float" office:value="122" calcext:value-type="float">
            <text:p>122</text:p>
          </table:table-cell>
          <table:table-cell table:style-name="ce5" table:formula="of:=[.J28]/SUM([.J$24:.J$29])" office:value-type="percentage" office:value="0.166666666666667" calcext:value-type="percentage">
            <text:p>16,67 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B29]/SUM([.B$24:.B$29])" office:value-type="percentage" office:value="0.025" calcext:value-type="percentage">
            <text:p>2,50 %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formula="of:=[.D29]/SUM([.D$24:.D$29])" office:value-type="percentage" office:value="0.0580912863070539" calcext:value-type="percentage">
            <text:p>5,81 %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[.F29]/SUM([.F$24:.F$29])" office:value-type="percentage" office:value="0.0546448087431694" calcext:value-type="percentage">
            <text:p>5,46 %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[.H29]/SUM([.H$24:.H$29])" office:value-type="percentage" office:value="0.0546448087431694" calcext:value-type="percentage">
            <text:p>5,46 %</text:p>
          </table:table-cell>
          <table:table-cell table:style-name="ce4" office:value-type="float" office:value="42" calcext:value-type="float">
            <text:p>42</text:p>
          </table:table-cell>
          <table:table-cell table:style-name="ce5" table:formula="of:=[.J29]/SUM([.J$24:.J$29])" office:value-type="percentage" office:value="0.0573770491803279" calcext:value-type="percentage">
            <text:p>5,74 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4:.B29])" office:value-type="float" office:value="120" calcext:value-type="float">
            <text:p>120</text:p>
          </table:table-cell>
          <table:table-cell table:style-name="ce5" table:formula="of:=[.B30]/[.$F30]" office:value-type="percentage" office:value="0.327868852459016" calcext:value-type="percentage">
            <text:p>32,79 %</text:p>
          </table:table-cell>
          <table:table-cell table:style-name="ce4" table:formula="of:=SUM([.D24:.D29])" office:value-type="float" office:value="241" calcext:value-type="float">
            <text:p>241</text:p>
          </table:table-cell>
          <table:table-cell table:style-name="ce5" table:formula="of:=[.D30]/[.$F30]" office:value-type="percentage" office:value="0.658469945355191" calcext:value-type="percentage">
            <text:p>65,85 %</text:p>
          </table:table-cell>
          <table:table-cell table:style-name="ce4" table:formula="of:=SUM([.F24:.F29])" office:value-type="float" office:value="366" calcext:value-type="float">
            <text:p>366</text:p>
          </table:table-cell>
          <table:table-cell table:style-name="ce5" table:formula="of:=[.F30]/[.$F30]" office:value-type="percentage" office:value="1" calcext:value-type="percentage">
            <text:p>100,00 %</text:p>
          </table:table-cell>
          <table:table-cell table:style-name="ce4" table:formula="of:=SUM([.H24:.H29])" office:value-type="float" office:value="549" calcext:value-type="float">
            <text:p>549</text:p>
          </table:table-cell>
          <table:table-cell table:style-name="ce5" table:formula="of:=[.H30]/[.$F30]" office:value-type="percentage" office:value="1.5" calcext:value-type="percentage">
            <text:p>150,00 %</text:p>
          </table:table-cell>
          <table:table-cell table:style-name="ce4" table:formula="of:=SUM([.J24:.J29])" office:value-type="float" office:value="732" calcext:value-type="float">
            <text:p>732</text:p>
          </table:table-cell>
          <table:table-cell table:style-name="ce5" table:formula="of:=[.J30]/[.$F30]" office:value-type="percentage" office:value="2" calcext:value-type="percentage">
            <text:p>200,00 %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N24:.N29])" office:value-type="float" office:value="120" calcext:value-type="float">
            <text:p>120</text:p>
          </table:table-cell>
          <table:table-cell table:formula="of:=SUM([.O24:.O29])" office:value-type="float" office:value="241" calcext:value-type="float">
            <text:p>241</text:p>
          </table:table-cell>
          <table:table-cell table:style-name="ce4" table:formula="of:=SUM([.P24:.P29])" office:value-type="float" office:value="366" calcext:value-type="float">
            <text:p>366</text:p>
          </table:table-cell>
          <table:table-cell table:style-name="ce4" table:formula="of:=SUM([.Q24:.Q29])" office:value-type="float" office:value="549" calcext:value-type="float">
            <text:p>549</text:p>
          </table:table-cell>
          <table:table-cell table:style-name="ce4" table:formula="of:=SUM([.R24:.R29])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BiasToUniformClass=0</text:p>
          </table:table-cell>
          <table:table-cell table:number-columns-repeated="3"/>
          <table:table-cell office:value-type="string" calcext:value-type="string">
            <text:p>Se espera que se mantengan los %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6:28:31.5147113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6:31:14.415874781</meta:creation-date>
    <dc:date>2020-03-12T09:47:39.034232417</dc:date>
    <meta:editing-duration>PT1H15M12S</meta:editing-duration>
    <meta:editing-cycles>5</meta:editing-cycles>
    <meta:generator>LibreOffice/6.3.5.2$Linux_X86_64 LibreOffice_project/30$Build-2</meta:generator>
    <meta:document-statistic meta:table-count="2" meta:cell-count="549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6cm" svg:height="10.679cm" xlink:href=".." xlink:type="simple" chart:class="chart:bar" chart:style-name="ch1">
        <chart:legend chart:legend-position="bottom" svg:x="5.988cm" svg:y="10.08cm" style:legend-expansion="wide" chart:style-name="ch2"/>
        <chart:plot-area chart:style-name="ch3" table:cell-range-address="Hoja1.A14:Hoja1.E20" chart:data-source-has-labels="both" svg:x="0.327cm" svg:y="0.213cm" svg:width="15.702cm" svg:height="9.47cm">
          <chartooo:coordinate-region svg:x="1.557cm" svg:y="0.412cm" svg:width="14.472cm" svg:height="8.624cm"/>
          <chart:axis chart:dimension="x" chart:name="primary-x" chart:style-name="ch4" chartooo:axis-type="auto">
            <chartooo:date-scale/>
            <chart:categories table:cell-range-address="Hoja1.B14:Hoja1.E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:Hoja1.E15" chart:label-cell-address="Hoja1.A15:Hoja1.A15" chart:class="chart:bar">
            <chart:data-point chart:repeated="4"/>
          </chart:series>
          <chart:series chart:style-name="ch8" chart:values-cell-range-address="Hoja1.B16:Hoja1.E16" chart:label-cell-address="Hoja1.A16:Hoja1.A16" chart:class="chart:bar">
            <chart:data-point chart:repeated="4"/>
          </chart:series>
          <chart:series chart:style-name="ch9" chart:values-cell-range-address="Hoja1.B17:Hoja1.E17" chart:label-cell-address="Hoja1.A17:Hoja1.A17" chart:class="chart:bar">
            <chart:data-point chart:repeated="4"/>
          </chart:series>
          <chart:series chart:style-name="ch10" chart:values-cell-range-address="Hoja1.B18:Hoja1.E18" chart:label-cell-address="Hoja1.A18:Hoja1.A18" chart:class="chart:bar">
            <chart:data-point chart:repeated="4"/>
          </chart:series>
          <chart:series chart:style-name="ch11" chart:values-cell-range-address="Hoja1.B19:Hoja1.E19" chart:label-cell-address="Hoja1.A19:Hoja1.A19" chart:class="chart:bar">
            <chart:data-point chart:repeated="4"/>
          </chart:series>
          <chart:series chart:style-name="ch12" chart:values-cell-range-address="Hoja1.B20:Hoja1.E20" chart:label-cell-address="Hoja1.A20:Hoja1.A2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Orig.</text:p>
                <draw:g>
                  <svg:desc>Hoja1.B14:Hoja1.E14</svg:desc>
                </draw:g>
              </table:table-cell>
              <table:table-cell office:value-type="string">
                <text:p>Frec. US75</text:p>
              </table:table-cell>
              <table:table-cell office:value-type="string">
                <text:p>Frec. US50</text:p>
              </table:table-cell>
              <table:table-cell office:value-type="string">
                <text:p>Frec. US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15:Hoja1.A15</svg:desc>
                </draw:g>
              </table:table-cell>
              <table:table-cell office:value-type="float" office:value="112">
                <text:p>112</text:p>
                <draw:g>
                  <svg:desc>Hoja1.B15:Hoja1.E15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</text:p>
                <draw:g>
                  <svg:desc>Hoja1.A16:Hoja1.A16</svg:desc>
                </draw:g>
              </table:table-cell>
              <table:table-cell office:value-type="float" office:value="61">
                <text:p>61</text:p>
                <draw:g>
                  <svg:desc>Hoja1.B16:Hoja1.E16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  <draw:g>
                  <svg:desc>Hoja1.A17:Hoja1.A17</svg:desc>
                </draw:g>
              </table:table-cell>
              <table:table-cell office:value-type="float" office:value="72">
                <text:p>72</text:p>
                <draw:g>
                  <svg:desc>Hoja1.B17:Hoja1.E17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  <draw:g>
                  <svg:desc>Hoja1.A18:Hoja1.A18</svg:desc>
                </draw:g>
              </table:table-cell>
              <table:table-cell office:value-type="float" office:value="49">
                <text:p>49</text:p>
                <draw:g>
                  <svg:desc>Hoja1.B18:Hoja1.E18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  <draw:g>
                  <svg:desc>Hoja1.A19:Hoja1.A19</svg:desc>
                </draw:g>
              </table:table-cell>
              <table:table-cell office:value-type="float" office:value="52">
                <text:p>52</text:p>
                <draw:g>
                  <svg:desc>Hoja1.B19:Hoja1.E1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  <draw:g>
                  <svg:desc>Hoja1.A20:Hoja1.A20</svg:desc>
                </draw:g>
              </table:table-cell>
              <table:table-cell office:value-type="float" office:value="20">
                <text:p>20</text:p>
                <draw:g>
                  <svg:desc>Hoja1.B20:Hoja1.E2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8cm" svg:height="10.493cm" xlink:href=".." xlink:type="simple" chart:class="chart:bar" chart:style-name="ch1">
        <chart:legend chart:legend-position="bottom" svg:x="6.814cm" svg:y="9.894cm" style:legend-expansion="wide" chart:style-name="ch2"/>
        <chart:plot-area chart:style-name="ch3" table:cell-range-address="Hoja1.A23:Hoja1.F29" chart:data-source-has-labels="both" svg:x="0.36cm" svg:y="0.209cm" svg:width="17.288cm" svg:height="9.292cm">
          <chartooo:coordinate-region svg:x="1.59cm" svg:y="0.408cm" svg:width="16.058cm" svg:height="8.446cm"/>
          <chart:axis chart:dimension="x" chart:name="primary-x" chart:style-name="ch4" chartooo:axis-type="auto">
            <chartooo:date-scale/>
            <chart:categories table:cell-range-address="Hoja1.B23:Hoja1.F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4:Hoja1.F24" chart:label-cell-address="Hoja1.A24:Hoja1.A24" chart:class="chart:bar">
            <chart:data-point chart:repeated="5"/>
          </chart:series>
          <chart:series chart:style-name="ch8" chart:values-cell-range-address="Hoja1.B25:Hoja1.F25" chart:label-cell-address="Hoja1.A25:Hoja1.A25" chart:class="chart:bar">
            <chart:data-point chart:repeated="5"/>
          </chart:series>
          <chart:series chart:style-name="ch9" chart:values-cell-range-address="Hoja1.B26:Hoja1.F26" chart:label-cell-address="Hoja1.A26:Hoja1.A26" chart:class="chart:bar">
            <chart:data-point chart:repeated="5"/>
          </chart:series>
          <chart:series chart:style-name="ch10" chart:values-cell-range-address="Hoja1.B27:Hoja1.F27" chart:label-cell-address="Hoja1.A27:Hoja1.A27" chart:class="chart:bar">
            <chart:data-point chart:repeated="5"/>
          </chart:series>
          <chart:series chart:style-name="ch11" chart:values-cell-range-address="Hoja1.B28:Hoja1.F28" chart:label-cell-address="Hoja1.A28:Hoja1.A28" chart:class="chart:bar">
            <chart:data-point chart:repeated="5"/>
          </chart:series>
          <chart:series chart:style-name="ch12" chart:values-cell-range-address="Hoja1.B29:Hoja1.F29" chart:label-cell-address="Hoja1.A29:Hoja1.A2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Orig.</text:p>
                <draw:g>
                  <svg:desc>Hoja1.B23:Hoja1.F23</svg:desc>
                </draw:g>
              </table:table-cell>
              <table:table-cell office:value-type="string">
                <text:p>Frec. OS125</text:p>
              </table:table-cell>
              <table:table-cell office:value-type="string">
                <text:p>Frec. OS150</text:p>
              </table:table-cell>
              <table:table-cell office:value-type="string">
                <text:p>Frec OS175</text:p>
              </table:table-cell>
              <table:table-cell office:value-type="string">
                <text:p>Frec. OS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24:Hoja1.A24</svg:desc>
                </draw:g>
              </table:table-cell>
              <table:table-cell office:value-type="float" office:value="112">
                <text:p>112</text:p>
                <draw:g>
                  <svg:desc>Hoja1.B24:Hoja1.F24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68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</text:p>
                <draw:g>
                  <svg:desc>Hoja1.A25:Hoja1.A25</svg:desc>
                </draw:g>
              </table:table-cell>
              <table:table-cell office:value-type="float" office:value="61">
                <text:p>61</text:p>
                <draw:g>
                  <svg:desc>Hoja1.B25:Hoja1.F25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  <draw:g>
                  <svg:desc>Hoja1.A26:Hoja1.A26</svg:desc>
                </draw:g>
              </table:table-cell>
              <table:table-cell office:value-type="float" office:value="72">
                <text:p>72</text:p>
                <draw:g>
                  <svg:desc>Hoja1.B26:Hoja1.F26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  <draw:g>
                  <svg:desc>Hoja1.A27:Hoja1.A27</svg:desc>
                </draw:g>
              </table:table-cell>
              <table:table-cell office:value-type="float" office:value="49">
                <text:p>49</text:p>
                <draw:g>
                  <svg:desc>Hoja1.B27:Hoja1.F27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  <draw:g>
                  <svg:desc>Hoja1.A28:Hoja1.A28</svg:desc>
                </draw:g>
              </table:table-cell>
              <table:table-cell office:value-type="float" office:value="52">
                <text:p>52</text:p>
                <draw:g>
                  <svg:desc>Hoja1.B28:Hoja1.F28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  <draw:g>
                  <svg:desc>Hoja1.A29:Hoja1.A29</svg:desc>
                </draw:g>
              </table:table-cell>
              <table:table-cell office:value-type="float" office:value="20">
                <text:p>20</text:p>
                <draw:g>
                  <svg:desc>Hoja1.B29:Hoja1.F29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81cm" svg:y="8.401cm" style:legend-expansion="wide" chart:style-name="ch2"/>
        <chart:plot-area chart:style-name="ch3" table:cell-range-address="Hoja2.M1:Hoja2.R7" chart:data-source-has-labels="both" svg:x="0.32cm" svg:y="0.18cm" svg:width="15.36cm" svg:height="7.857cm">
          <chartooo:coordinate-region svg:x="1.55cm" svg:y="0.379cm" svg:width="14.13cm" svg:height="7.011cm"/>
          <chart:axis chart:dimension="x" chart:name="primary-x" chart:style-name="ch4" chartooo:axis-type="auto">
            <chartooo:date-scale/>
            <chart:categories table:cell-range-address="Hoja2.N1:Hoja2.R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N2:Hoja2.R2" chart:label-cell-address="Hoja2.M2:Hoja2.M2" chart:class="chart:bar">
            <chart:data-point chart:repeated="5"/>
          </chart:series>
          <chart:series chart:style-name="ch8" chart:values-cell-range-address="Hoja2.N3:Hoja2.R3" chart:label-cell-address="Hoja2.M3:Hoja2.M3" chart:class="chart:bar">
            <chart:data-point chart:repeated="5"/>
          </chart:series>
          <chart:series chart:style-name="ch9" chart:values-cell-range-address="Hoja2.N4:Hoja2.R4" chart:label-cell-address="Hoja2.M4:Hoja2.M4" chart:class="chart:bar">
            <chart:data-point chart:repeated="5"/>
          </chart:series>
          <chart:series chart:style-name="ch10" chart:values-cell-range-address="Hoja2.N5:Hoja2.R5" chart:label-cell-address="Hoja2.M5:Hoja2.M5" chart:class="chart:bar">
            <chart:data-point chart:repeated="5"/>
          </chart:series>
          <chart:series chart:style-name="ch11" chart:values-cell-range-address="Hoja2.N6:Hoja2.R6" chart:label-cell-address="Hoja2.M6:Hoja2.M6" chart:class="chart:bar">
            <chart:data-point chart:repeated="5"/>
          </chart:series>
          <chart:series chart:style-name="ch12" chart:values-cell-range-address="Hoja2.N7:Hoja2.R7" chart:label-cell-address="Hoja2.M7:Hoja2.M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US33</text:p>
                <draw:g>
                  <svg:desc>Hoja2.N1:Hoja2.R1</svg:desc>
                </draw:g>
              </table:table-cell>
              <table:table-cell office:value-type="string">
                <text:p>Frec. US66</text:p>
              </table:table-cell>
              <table:table-cell office:value-type="string">
                <text:p>Frec. Orig.</text:p>
              </table:table-cell>
              <table:table-cell office:value-type="string">
                <text:p>Frec. OS150</text:p>
              </table:table-cell>
              <table:table-cell office:value-type="string">
                <text:p>Frec. OS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2.M2:Hoja2.M2</svg:desc>
                </draw:g>
              </table:table-cell>
              <table:table-cell office:value-type="float" office:value="16">
                <text:p>16</text:p>
                <draw:g>
                  <svg:desc>Hoja2.N2:Hoja2.R2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</text:p>
                <draw:g>
                  <svg:desc>Hoja2.M3:Hoja2.M3</svg:desc>
                </draw:g>
              </table:table-cell>
              <table:table-cell office:value-type="float" office:value="16">
                <text:p>16</text:p>
                <draw:g>
                  <svg:desc>Hoja2.N3:Hoja2.R3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  <draw:g>
                  <svg:desc>Hoja2.M4:Hoja2.M4</svg:desc>
                </draw:g>
              </table:table-cell>
              <table:table-cell office:value-type="float" office:value="26">
                <text:p>26</text:p>
                <draw:g>
                  <svg:desc>Hoja2.N4:Hoja2.R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  <draw:g>
                  <svg:desc>Hoja2.M5:Hoja2.M5</svg:desc>
                </draw:g>
              </table:table-cell>
              <table:table-cell office:value-type="float" office:value="17">
                <text:p>17</text:p>
                <draw:g>
                  <svg:desc>Hoja2.N5:Hoja2.R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  <draw:g>
                  <svg:desc>Hoja2.M6:Hoja2.M6</svg:desc>
                </draw:g>
              </table:table-cell>
              <table:table-cell office:value-type="float" office:value="24">
                <text:p>24</text:p>
                <draw:g>
                  <svg:desc>Hoja2.N6:Hoja2.R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</text:p>
                <draw:g>
                  <svg:desc>Hoja2.M7:Hoja2.M7</svg:desc>
                </draw:g>
              </table:table-cell>
              <table:table-cell office:value-type="float" office:value="21">
                <text:p>21</text:p>
                <draw:g>
                  <svg:desc>Hoja2.N7:Hoja2.R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81cm" svg:y="8.401cm" style:legend-expansion="wide" chart:style-name="ch2"/>
        <chart:plot-area chart:style-name="ch3" table:cell-range-address="Hoja2.M23:Hoja2.R29" chart:data-source-has-labels="both" svg:x="0.32cm" svg:y="0.18cm" svg:width="15.36cm" svg:height="7.857cm">
          <chartooo:coordinate-region svg:x="1.55cm" svg:y="0.379cm" svg:width="14.13cm" svg:height="7.011cm"/>
          <chart:axis chart:dimension="x" chart:name="primary-x" chart:style-name="ch4" chartooo:axis-type="auto">
            <chartooo:date-scale/>
            <chart:categories table:cell-range-address="Hoja2.N23:Hoja2.R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N24:Hoja2.R24" chart:label-cell-address="Hoja2.M24:Hoja2.M24" chart:class="chart:bar">
            <chart:data-point chart:repeated="5"/>
          </chart:series>
          <chart:series chart:style-name="ch8" chart:values-cell-range-address="Hoja2.N25:Hoja2.R25" chart:label-cell-address="Hoja2.M25:Hoja2.M25" chart:class="chart:bar">
            <chart:data-point chart:repeated="5"/>
          </chart:series>
          <chart:series chart:style-name="ch9" chart:values-cell-range-address="Hoja2.N26:Hoja2.R26" chart:label-cell-address="Hoja2.M26:Hoja2.M26" chart:class="chart:bar">
            <chart:data-point chart:repeated="5"/>
          </chart:series>
          <chart:series chart:style-name="ch10" chart:values-cell-range-address="Hoja2.N27:Hoja2.R27" chart:label-cell-address="Hoja2.M27:Hoja2.M27" chart:class="chart:bar">
            <chart:data-point chart:repeated="5"/>
          </chart:series>
          <chart:series chart:style-name="ch11" chart:values-cell-range-address="Hoja2.N28:Hoja2.R28" chart:label-cell-address="Hoja2.M28:Hoja2.M28" chart:class="chart:bar">
            <chart:data-point chart:repeated="5"/>
          </chart:series>
          <chart:series chart:style-name="ch12" chart:values-cell-range-address="Hoja2.N29:Hoja2.R29" chart:label-cell-address="Hoja2.M29:Hoja2.M2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US33</text:p>
                <draw:g>
                  <svg:desc>Hoja2.N23:Hoja2.R23</svg:desc>
                </draw:g>
              </table:table-cell>
              <table:table-cell office:value-type="string">
                <text:p>Frec. US66</text:p>
              </table:table-cell>
              <table:table-cell office:value-type="string">
                <text:p>Frec. Orig.</text:p>
              </table:table-cell>
              <table:table-cell office:value-type="string">
                <text:p>Frec. OS150</text:p>
              </table:table-cell>
              <table:table-cell office:value-type="string">
                <text:p>Frec. OS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2.M24:Hoja2.M24</svg:desc>
                </draw:g>
              </table:table-cell>
              <table:table-cell office:value-type="float" office:value="30">
                <text:p>30</text:p>
                <draw:g>
                  <svg:desc>Hoja2.N24:Hoja2.R24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112">
                <text:p>112</text:p>
              </table:table-cell>
              <table:table-cell office:value-type="float" office:value="142">
                <text:p>1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</text:p>
                <draw:g>
                  <svg:desc>Hoja2.M25:Hoja2.M25</svg:desc>
                </draw:g>
              </table:table-cell>
              <table:table-cell office:value-type="float" office:value="20">
                <text:p>20</text:p>
                <draw:g>
                  <svg:desc>Hoja2.N25:Hoja2.R25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</text:p>
                <draw:g>
                  <svg:desc>Hoja2.M26:Hoja2.M26</svg:desc>
                </draw:g>
              </table:table-cell>
              <table:table-cell office:value-type="float" office:value="29">
                <text:p>29</text:p>
                <draw:g>
                  <svg:desc>Hoja2.N26:Hoja2.R26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</text:p>
                <draw:g>
                  <svg:desc>Hoja2.M27:Hoja2.M27</svg:desc>
                </draw:g>
              </table:table-cell>
              <table:table-cell office:value-type="float" office:value="15">
                <text:p>15</text:p>
                <draw:g>
                  <svg:desc>Hoja2.N27:Hoja2.R27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  <draw:g>
                  <svg:desc>Hoja2.M28:Hoja2.M28</svg:desc>
                </draw:g>
              </table:table-cell>
              <table:table-cell office:value-type="float" office:value="23">
                <text:p>23</text:p>
                <draw:g>
                  <svg:desc>Hoja2.N28:Hoja2.R28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  <draw:g>
                  <svg:desc>Hoja2.M29:Hoja2.M29</svg:desc>
                </draw:g>
              </table:table-cell>
              <table:table-cell office:value-type="float" office:value="3">
                <text:p>3</text:p>
                <draw:g>
                  <svg:desc>Hoja2.N29:Hoja2.R29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